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fea" officeooo:paragraph-rsid="000a0fea"/>
    </style:style>
    <style:style style:name="P2" style:family="paragraph" style:parent-style-name="Standard">
      <style:text-properties officeooo:rsid="000a7ed2" officeooo:paragraph-rsid="000a7ed2"/>
    </style:style>
    <style:style style:name="P3" style:family="paragraph" style:parent-style-name="Standard">
      <style:text-properties style:text-underline-style="solid" style:text-underline-width="auto" style:text-underline-color="font-color" officeooo:rsid="000baa8c" officeooo:paragraph-rsid="000baa8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SCRITO POR IVAAAN<text:span text:style-name="T1"><text:line-break/></text:span></text:p>
      <text:p text:style-name="P3">2 LINEA SUBRYADA Y ESCRITA POR IVA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2:56:44.547047017</meta:creation-date>
    <meta:generator>LibreOffice/25.8.1.1$Windows_X86_64 LibreOffice_project/54047653041915e595ad4e45cccea684809c77b5</meta:generator>
    <dc:date>2026-03-09T19:17:38.337242800</dc:date>
    <meta:editing-duration>PT49S</meta:editing-duration>
    <meta:editing-cycles>3</meta:editing-cycles>
    <meta:document-statistic meta:table-count="0" meta:image-count="0" meta:object-count="0" meta:page-count="1" meta:paragraph-count="3" meta:word-count="11" meta:character-count="59" meta:non-whitespace-character-count="49"/>
  </office:meta>
</office:document-meta>
</file>